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ite a c# program to find out from the given angle values whether a geometrical shape can be formed or not . if yes then what type of shape it is. Use anonymous method, event and delegate and exception handling</text:p>
      <text:p text:style-name="Standard"/>
      <text:p text:style-name="Standard">Let’s design a server analysis system to understand your websites’ performance . The table will contain the below figures </text:p>
      <text:p text:style-name="Standard">Unique visitors,<text:tab/>Number of visits<text:tab/>, <text:s text:c="2"/>Pages,<text:tab/>Hits,<text:tab/>Bandwidth</text:p>
      <text:p text:style-name="Standard"/>
      <text:p text:style-name="Standard">Enter the fields for everyday of a month /week . then generate the report according to the user preference.</text:p>
      <text:p text:style-name="Standard"/>
      <text:p text:style-name="Standard">2.<text:tab/>validates a password to conform to the following rules: <text:s/>Length between 6 and 24 characters. At least one uppercase letter (A-Z). At least one lowercase letter (a-z). At least one digit (0-9). Maximum of 2 repeated characters. "aa" is OK 👍 "aaa" is NOT OK 👎</text:p>
      <text:p text:style-name="Standard">Supported special characters:</text:p>
      <text:p text:style-name="Standard">! @ # $ % ^ &amp; * ( ) + = _ - { } [ ] : ; " ' ? &lt; &gt; , . <text:s/>Use exception handling and event to execute the progra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0:17:17.985000000</meta:creation-date>
    <meta:editing-duration>PT13M51S</meta:editing-duration>
    <meta:editing-cycles>2</meta:editing-cycles>
    <meta:generator>LibreOffice/7.1.1.2$Windows_X86_64 LibreOffice_project/fe0b08f4af1bacafe4c7ecc87ce55bb426164676</meta:generator>
    <dc:date>2021-10-05T10:32:03.628000000</dc:date>
    <meta:document-statistic meta:table-count="0" meta:image-count="0" meta:object-count="0" meta:page-count="1" meta:paragraph-count="7" meta:word-count="173" meta:character-count="899" meta:non-whitespace-character-count="728"/>
  </office:meta>
</office:document-meta>
</file>